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ableColumn5" style:family="table-column">
      <style:table-column-properties style:column-width="5.3222in"/>
    </style:style>
    <style:style style:name="TableColumn6" style:family="table-column">
      <style:table-column-properties style:column-width="0.8145in"/>
    </style:style>
    <style:style style:name="Table4" style:family="table">
      <style:table-properties style:width="6.1368in" fo:margin-left="0in" table:align="left"/>
    </style:style>
    <style:style style:name="TableRow7" style:family="table-row">
      <style:table-row-properties style:min-row-height="0.3305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 style:min-row-height="0.3125in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font-weight="bold" style:font-weight-asian="bold" style:font-weight-complex="bold" fo:language="en" fo:country="US"/>
    </style:style>
    <style:style style:name="T18" style:parent-style-name="Fuentedepárrafopredeter." style:family="text">
      <style:text-properties style:font-weight-complex="bold" fo:language="en" fo:country="US"/>
    </style:style>
    <style:style style:name="T19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 fo:language="en" fo:country="US"/>
    </style:style>
    <style:style style:name="T20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P21" style:parent-style-name="Normal" style:family="paragraph">
      <style:paragraph-properties fo:margin-bottom="0in"/>
      <style:text-properties fo:color="#000000" style:language-asian="es" style:country-asian="ES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/>
    </style:style>
    <style:style style:name="TableRow25" style:family="table-row">
      <style:table-row-properties style:min-row-height="0.3305in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/>
    </style:style>
    <style:style style:name="TableRow32" style:family="table-row">
      <style:table-row-properties style:min-row-height="0.3125in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fo:language="en" fo:country="US"/>
    </style:style>
    <style:style style:name="P35" style:parent-style-name="Normal" style:family="paragraph">
      <style:paragraph-properties fo:margin-bottom="0in"/>
      <style:text-properties fo:language="en" fo:country="US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/>
    </style:style>
    <style:style style:name="TableRow38" style:family="table-row">
      <style:table-row-properties style:min-row-height="0.3125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41" style:parent-style-name="Fuentedepárrafopredeter." style:family="text">
      <style:text-properties fo:color="#000000" fo:background-color="#FFFF00" fo:language="en" fo:country="US" style:language-asian="es" style:country-asian="ES"/>
    </style:style>
    <style:style style:name="T42" style:parent-style-name="Fuentedepárrafopredeter." style:family="text">
      <style:text-properties fo:font-weight="bold" style:font-weight-asian="bold" style:font-weight-complex="bold" fo:color="#000000" fo:background-color="#FFFF00" fo:language="en" fo:country="US" style:language-asian="es" style:country-asian="ES"/>
    </style:style>
    <style:style style:name="T43" style:parent-style-name="Fuentedepárrafopredeter." style:family="text">
      <style:text-properties style:font-weight-complex="bold" fo:color="#000000" fo:background-color="#FFFF00" fo:language="en" fo:country="US" style:language-asian="es" style:country-asian="ES"/>
    </style:style>
    <style:style style:name="T44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00" fo:language="en" fo:country="US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/>
      <style:text-properties fo:language="en" fo:country="US"/>
    </style:style>
    <style:style style:name="TableRow47" style:family="table-row">
      <style:table-row-properties style:min-row-height="0.3125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language="en" fo:country="US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/>
    </style:style>
    <style:style style:name="TableColumn53" style:family="table-column">
      <style:table-column-properties style:column-width="5.3125in"/>
    </style:style>
    <style:style style:name="TableColumn54" style:family="table-column">
      <style:table-column-properties style:column-width="0.8555in"/>
    </style:style>
    <style:style style:name="Table52" style:family="table">
      <style:table-properties style:width="6.168in" fo:margin-left="0in" table:align="left"/>
    </style:style>
    <style:style style:name="TableRow55" style:family="table-row">
      <style:table-row-properties style:min-row-height="0.6097in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</style:style>
    <style:style style:name="T58" style:parent-style-name="Fuentedepárrafopredeter." style:family="text">
      <style:text-properties fo:font-weight="bold" style:font-weight-asian="bold"/>
    </style:style>
    <style:style style:name="P59" style:parent-style-name="Normal" style:family="paragraph">
      <style:paragraph-properties fo:margin-bottom="0in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</style:style>
    <style:style style:name="TableRow62" style:family="table-row">
      <style:table-row-properties style:min-row-height="0.2069i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Normal" style:family="paragraph">
      <style:paragraph-properties fo:margin-bottom="0in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/>
    </style:style>
    <style:style style:name="TableRow69" style:family="table-row">
      <style:table-row-properties style:min-row-height="0.2069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72" style:parent-style-name="Fuentedepárrafopredeter." style:family="text">
      <style:text-properties fo:color="#000000" style:language-asian="es" style:country-asian="ES"/>
    </style:style>
    <style:style style:name="T73" style:parent-style-name="Fuentedepárrafopredeter." style:family="text">
      <style:text-properties fo:font-weight="bold" style:font-weight-asian="bold" style:font-weight-complex="bold" fo:color="#000000" style:language-asian="es" style:country-asian="ES"/>
    </style:style>
    <style:style style:name="T74" style:parent-style-name="Fuentedepárrafopredeter." style:family="text">
      <style:text-properties style:font-weight-complex="bold" fo:color="#000000" style:language-asian="es" style:country-asian="ES"/>
    </style:style>
    <style:style style:name="P75" style:parent-style-name="Normal" style:family="paragraph">
      <style:paragraph-properties fo:margin-bottom="0in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/>
    </style:style>
    <style:style style:name="TableRow78" style:family="table-row">
      <style:table-row-properties style:min-row-height="0.2069in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81" style:parent-style-name="Fuentedepárrafopredeter." style:family="text">
      <style:text-properties fo:font-weight="bold" style:font-weight-asian="bold" style:font-weight-complex="bold" fo:color="#000000" fo:language="en" fo:country="US" style:language-asian="es" style:country-asian="ES"/>
    </style:style>
    <style:style style:name="T82" style:parent-style-name="Fuentedepárrafopredeter." style:family="text">
      <style:text-properties style:font-weight-complex="bold" fo:color="#000000" fo:language="en" fo:country="US" style:language-asian="es" style:country-asian="ES"/>
    </style:style>
    <style:style style:name="P83" style:parent-style-name="Normal" style:family="paragraph">
      <style:paragraph-properties fo:margin-bottom="0in"/>
      <style:text-properties fo:color="#000000" fo:language="en" fo:country="GB" style:language-asian="es" style:country-asian="ES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/>
      <style:text-properties fo:language="en" fo:country="GB"/>
    </style:style>
    <style:style style:name="TableRow86" style:family="table-row">
      <style:table-row-properties style:min-row-height="0.2069in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89" style:parent-style-name="Fuentedepárrafopredeter." style:family="text">
      <style:text-properties fo:font-weight="bold" style:font-weight-asian="bold"/>
    </style:style>
    <style:style style:name="T90" style:parent-style-name="Fuentedepárrafopredeter." style:family="text">
      <style:text-properties style:font-weight-complex="bold"/>
    </style:style>
    <style:style style:name="T91" style:parent-style-name="Fuentedepárrafopredeter." style:family="text">
      <style:text-properties fo:language="en" fo:country="US"/>
    </style:style>
    <style:style style:name="P92" style:parent-style-name="Normal" style:family="paragraph">
      <style:paragraph-properties fo:margin-bottom="0in"/>
      <style:text-properties fo:language="en" fo:country="GB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/>
      <style:text-properties fo:language="en" fo:country="GB"/>
    </style:style>
    <style:style style:name="TableRow95" style:family="table-row">
      <style:table-row-properties style:min-row-height="0.2069in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98" style:parent-style-name="Fuentedepárrafopredeter." style:family="text">
      <style:text-properties fo:font-weight="bold" style:font-weight-asian="bold"/>
    </style:style>
    <style:style style:name="P99" style:parent-style-name="Normal" style:family="paragraph">
      <style:paragraph-properties fo:margin-bottom="0in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/>
    </style:style>
    <style:style style:name="TableRow102" style:family="table-row">
      <style:table-row-properties style:min-row-height="0.2069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105" style:parent-style-name="Fuentedepárrafopredeter." style:family="text">
      <style:text-properties fo:background-color="#FFFF00"/>
    </style:style>
    <style:style style:name="T106" style:parent-style-name="Fuentedepárrafopredeter." style:family="text">
      <style:text-properties fo:font-weight="bold" style:font-weight-asian="bold" style:font-weight-complex="bold" fo:background-color="#FFFF00"/>
    </style:style>
    <style:style style:name="T107" style:parent-style-name="Fuentedepárrafopredeter." style:family="text">
      <style:text-properties fo:background-color="#FFFF00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T110" style:parent-style-name="Fuentedepárrafopredeter." style:family="text">
      <style:text-properties fo:background-color="#FFFF00"/>
    </style:style>
    <style:style style:name="T111" style:parent-style-name="Fuentedepárrafopredeter." style:family="text">
      <style:text-properties fo:font-weight="bold" style:font-weight-asian="bold" fo:background-color="#FFFF00"/>
    </style:style>
    <style:style style:name="T112" style:parent-style-name="Fuentedepárrafopredeter." style:family="text">
      <style:text-properties fo:background-color="#FFFF00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/>
    </style:style>
    <style:style style:name="TableRow116" style:family="table-row">
      <style:table-row-properties style:min-row-height="0.1951in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119" style:parent-style-name="Fuentedepárrafopredeter." style:family="text">
      <style:text-properties fo:font-weight="bold" style:font-weight-asian="bold"/>
    </style:style>
    <style:style style:name="P120" style:parent-style-name="Normal" style:family="paragraph">
      <style:paragraph-properties fo:margin-bottom="0in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/>
    </style:style>
    <style:style style:name="TableRow123" style:family="table-row">
      <style:table-row-properties style:min-row-height="0.1951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126" style:parent-style-name="Fuentedepárrafopredeter." style:family="text">
      <style:text-properties fo:font-weight="bold" style:font-weight-asian="bold"/>
    </style:style>
    <style:style style:name="T127" style:parent-style-name="Fuentedepárrafopredeter." style:family="text">
      <style:text-properties style:font-weight-complex="bold"/>
    </style:style>
    <style:style style:name="P128" style:parent-style-name="Normal" style:family="paragraph">
      <style:paragraph-properties fo:margin-bottom="0in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/>
    </style:style>
    <style:style style:name="TableRow131" style:family="table-row">
      <style:table-row-properties style:min-row-height="0.1951in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/>
    </style:style>
    <style:style style:name="TableRow136" style:family="table-row">
      <style:table-row-properties style:min-row-height="0.1951in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/>
    </style:style>
  </office:automatic-styles>
  <office:body>
    <office:text text:use-soft-page-breaks="true">
      <text:p text:style-name="P1">Propuestas de mejoras para Time Tracking</text:p>
      <text:p text:style-name="Normal"/>
      <text:p text:style-name="Título2">Arreglos</text:p>
      <text:p text:style-name="Normal"/>
      <text:p text:style-name="Normal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Validación de<text:s/><text:span text:style-name="T10">mensajes de error</text:span><text:s/>al hacer login (Login to the app)</text:p>
          </table:table-cell>
          <table:table-cell table:style-name="TableCell11">
            <text:p text:style-name="P12">6h</text:p>
          </table:table-cell>
        </table:table-row>
        <table:table-row table:style-name="TableRow13">
          <table:table-cell table:style-name="TableCell14">
            <text:p text:style-name="P15"><text:span text:style-name="T16">Problema con los<text:s/></text:span><text:span text:style-name="T17">saltos de meses<text:s/></text:span><text:span text:style-name="T18">(</text:span><text:span text:style-name="T19">Issues with weeks bearing two different months).<text:s/></text:span><text:span text:style-name="T20">Puede el manager modificarlo?</text:span></text:p>
            <text:p text:style-name="P21">Bloquear meses anteriores desde punto de menú por administrador para que no se puedan modificar más (Block prior months already filled out and closed)</text:p>
            <text:p text:style-name="P22"/>
          </table:table-cell>
          <table:table-cell table:style-name="TableCell23">
            <text:p text:style-name="P24">8h</text:p>
          </table:table-cell>
        </table:table-row>
        <table:table-row table:style-name="TableRow25">
          <table:table-cell table:style-name="TableCell26">
            <text:p text:style-name="P27"><text:span text:style-name="T28">Imagen</text:span><text:s/>de inicio (<text:span text:style-name="T29">Welcome screen image)</text:span></text:p>
          </table:table-cell>
          <table:table-cell table:style-name="TableCell30">
            <text:p text:style-name="P31">3h</text:p>
          </table:table-cell>
        </table:table-row>
        <table:table-row table:style-name="TableRow32">
          <table:table-cell table:style-name="TableCell33">
            <text:p text:style-name="P34">Que se pueda sacar un report de varios meses (Get a report for more than one month at the time)</text:p>
            <text:p text:style-name="P35"/>
          </table:table-cell>
          <table:table-cell table:style-name="TableCell36">
            <text:p text:style-name="P37">3h</text:p>
          </table:table-cell>
        </table:table-row>
        <table:table-row table:style-name="TableRow38">
          <table:table-cell table:style-name="TableCell39">
            <text:p text:style-name="P40"><text:span text:style-name="T41">Adaptación del<text:s/></text:span><text:span text:style-name="T42">CSS y best practices<text:s/></text:span><text:span text:style-name="T43">(</text:span><text:span text:style-name="T44">CSS and Best Practices adaptation)</text:span>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20h</text:p>
          </table:table-cell>
        </table:table-row>
      </table:table>
      <text:p text:style-name="Normal"/>
      <text:p text:style-name="Normal"/>
      <text:p text:style-name="Normal"/>
      <text:p text:style-name="Título2">Añadidos</text:p>
      <text:p text:style-name="Normal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Poder<text:s/><text:span text:style-name="T58">guardar el report generado al pc</text:span>: tal y como está ahora lo deja en el nodo y hay que importarlo vía ssh (Save the generated report to my drive/PC)</text:p>
            <text:p text:style-name="P59"/>
          </table:table-cell>
          <table:table-cell table:style-name="TableCell60">
            <text:p text:style-name="P61">16h</text:p>
          </table:table-cell>
        </table:table-row>
        <table:table-row table:style-name="TableRow62">
          <table:table-cell table:style-name="TableCell63">
            <text:p text:style-name="P64">Tener la opción de<text:s/><text:span text:style-name="T65">reportar excels para todos los usuarios</text:span><text:s/>desde el monthly view (ahora mismo solo lo hacen los admins). Un Contractor podría generar sus excels por intervalos de varios meses y un manager generaría el suyo propio y el de su equipo (Export to Excel a monthly view)</text:p>
            <text:p text:style-name="P66"/>
          </table:table-cell>
          <table:table-cell table:style-name="TableCell67">
            <text:p text:style-name="P68">6h</text:p>
          </table:table-cell>
        </table:table-row>
        <table:table-row table:style-name="TableRow69">
          <table:table-cell table:style-name="TableCell70">
            <text:p text:style-name="P71"><text:span text:style-name="T72">Planificación de<text:s/></text:span><text:span text:style-name="T73">personas para el futuro<text:s/></text:span><text:span text:style-name="T74">(fecha inicio fecha fin al asignar a alguien a un proyecto --&gt; para generar un planning y un report) (Create users with a start and an end date) – cuando se crea un usuario, o para ya existentes, se le asigna a un proyecto con fecha inicio y fecha fin (no obligatorio) / múltiples proyectos / múltiples fechas</text:span></text:p>
            <text:p text:style-name="P75"/>
          </table:table-cell>
          <table:table-cell table:style-name="TableCell76">
            <text:p text:style-name="P77">24h</text:p>
          </table:table-cell>
        </table:table-row>
        <table:table-row table:style-name="TableRow78">
          <table:table-cell table:style-name="TableCell79">
            <text:p text:style-name="P80"><text:span text:style-name="T81">Asignar usuarios a programas<text:s/></text:span><text:span text:style-name="T82">(Assign users to programs)</text:span></text:p>
            <text:p text:style-name="P83"/>
          </table:table-cell>
          <table:table-cell table:style-name="TableCell84">
            <text:p text:style-name="P85">4h</text:p>
          </table:table-cell>
        </table:table-row>
        <table:table-row table:style-name="TableRow86">
          <table:table-cell table:style-name="TableCell87">
            <text:p text:style-name="P88"><text:span text:style-name="T89">Enviar un mail<text:s/></text:span><text:span text:style-name="T90">a finales de mes para recordar</text:span><text:s/>a los usuarios de que registren sus horas y otro para que los managers las validen.<text:s/><text:span text:style-name="T91">(Enf of month reminder emails for booking and approving hours)</text:span></text:p>
            <text:p text:style-name="P92"/>
          </table:table-cell>
          <table:table-cell table:style-name="TableCell93">
            <text:p text:style-name="P94">10h</text:p>
          </table:table-cell>
        </table:table-row>
        <text:soft-page-break/>
        <table:table-row table:style-name="TableRow95">
          <table:table-cell table:style-name="TableCell96">
            <text:p text:style-name="P97">Crear desde el módulo de administración una manera de<text:s/><text:span text:style-name="T98">asociar usuarios a proyectos<text:s/></text:span>(Link users to projects)</text:p>
            <text:p text:style-name="P99"/>
          </table:table-cell>
          <table:table-cell table:style-name="TableCell100">
            <text:p text:style-name="P101">6h</text:p>
          </table:table-cell>
        </table:table-row>
        <table:table-row table:style-name="TableRow102">
          <table:table-cell table:style-name="TableCell103">
            <text:p text:style-name="P104"><text:span text:style-name="T105">Para el equipo de Luis García: Ver cómo implementar un<text:s/></text:span><text:span text:style-name="T106">nivel adicional</text:span><text:span text:style-name="T107"><text:s/>de imputación de horas (proyecto = workstream; añadir nivel inferior de Task) (Add an additional level for booking hours - task as a sublevel)</text:span></text:p>
            <text:p text:style-name="P108"/>
            <text:p text:style-name="P109"><text:span text:style-name="T110">Ver<text:s/></text:span><text:span text:style-name="T111">cómo mejorar la seguridad</text:span><text:span text:style-name="T112"><text:s/>para confirmar que cada equipo vea sólo sus proyectos, personas, etc. (p.ej. que el equipo de Mariana no pueda ver nuestros datos) (Improve security and confidentiality between different teams)</text:span></text:p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Que cada manager cuando entre en el perfil de un contractor<text:s/><text:span text:style-name="T119">solo vea las horas que le corresponde validar</text:span>: actualmente ve las horas imputadas a sus proyectos y también a los proyectos de otros managers (si los hubiera) <text:s/>(Limited booking hours validation visibility)</text:p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Para la vista de aprobar registros mensuales, tener<text:s/><text:span text:style-name="T126">multiventanas<text:s/></text:span><text:span text:style-name="T127">con las horas</text:span><text:s/>de varios usuarios a la vez (Approve more than one user on a monthly registry view)</text:p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66 +<text:s/>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Normal"/>
      <text:p text:style-name="Normal">Horas disponibles: 12*8 = 96h</text:p>
      <text:p text:style-name="Normal"/>
      <text:p text:style-name="Normal"/>
      <text:p text:style-name="Normal"/>
      <text:p text:style-name="Párrafodelista"/>
      <text:p text:style-name="Párrafodelista"/>
      <text:p text:style-name="Párrafodelista"/>
      <text:p text:style-name="Párrafodelista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Fuentedepárrafopredeter.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1" style:display-name="Footer Char1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1" style:display-name="Header Char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style:language-asian="es" style:country-asian="ES"/>
    </style:style>
    <style:style style:name="P3" style:parent-style-name="Normal" style:family="paragraph">
      <style:paragraph-properties fo:margin-bottom="0in"/>
      <style:text-properties fo:color="#000000" fo:font-size="10pt" style:font-size-asian="10pt"/>
    </style:style>
    <style:style style:family="graphic" style:name="a0" style:parent-style-name="Graphics">
      <style:graphic-properties fo:wrap-option="wrap" fo:border="0.01042in none" fo:padding-top="0in" fo:padding-bottom="0in" fo:padding-left="0.27778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Piedepágina"><text:span text:style-name="T2"><draw:frame draw:z-index="251659264" draw:id="id0" draw:style-name="a0" draw:name="MSIPCM33ec40f593f35dcd1d69398d" text:anchor-type="paragraph" svg:x="0in" svg:y="11.19306in" svg:width="8.26806in" svg:height="0.29167in" style:rel-width="scale" style:rel-height="scale"><draw:text-box><text:p text:style-name="P3">INTERNAL USE ONLY</text:p></draw:text-box><svg:title/><svg:desc>{"HashCode":-1528050180,"Height":841.0,"Width":595.0,"Placement":"Footer","Index":"Primary","Section":1,"Top":0.0,"Left":0.0}</svg:desc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blo Perez Civit</meta:initial-creator>
    <dc:creator>ENRIQUE PEREZ NAVARRO</dc:creator>
    <meta:creation-date>2019-08-29T07:38:00Z</meta:creation-date>
    <dc:date>2019-12-16T14:46:00Z</dc:date>
    <meta:template xlink:href="Normal" xlink:type="simple"/>
    <meta:editing-cycles>11</meta:editing-cycles>
    <meta:editing-duration>PT36240S</meta:editing-duration>
    <meta:user-defined meta:name="MSIP_Label_9108d454-5c13-4905-93be-12ec8059c842_Enabled">True</meta:user-defined>
    <meta:user-defined meta:name="MSIP_Label_9108d454-5c13-4905-93be-12ec8059c842_SiteId">473672ba-cd07-4371-a2ae-788b4c61840e</meta:user-defined>
    <meta:user-defined meta:name="MSIP_Label_9108d454-5c13-4905-93be-12ec8059c842_Owner">enrique.perez@zurich.com</meta:user-defined>
    <meta:user-defined meta:name="MSIP_Label_9108d454-5c13-4905-93be-12ec8059c842_SetDate">2019-12-12T12:06:33.9078704Z</meta:user-defined>
    <meta:user-defined meta:name="MSIP_Label_9108d454-5c13-4905-93be-12ec8059c842_Name">Internal Use Only</meta:user-defined>
    <meta:user-defined meta:name="MSIP_Label_9108d454-5c13-4905-93be-12ec8059c842_Application">Microsoft Azure Information Protection</meta:user-defined>
    <meta:user-defined meta:name="MSIP_Label_9108d454-5c13-4905-93be-12ec8059c842_Extended_MSFT_Method">Automatic</meta:user-defined>
    <meta:user-defined meta:name="Sensitivity">Internal Use Only</meta:user-defined>
    <meta:document-statistic meta:page-count="2" meta:paragraph-count="5" meta:word-count="420" meta:character-count="2729" meta:row-count="19" meta:non-whitespace-character-count="2314"/>
  </office:meta>
</office:document-meta>
</file>